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Standardnípísmoodstavce" style:family="text">
      <style:text-properties fo:font-weight="bold" style:font-weight-asian="bold" style:font-weight-complex="bold" fo:color="#000000"/>
    </style:style>
    <style:style style:name="T20" style:parent-style-name="Standardnípísmoodstavce" style:family="text">
      <style:text-properties fo:font-weight="bold" style:font-weight-asian="bold" style:font-weight-complex="bold" fo:color="#000000"/>
    </style:style>
    <style:style style:name="T21" style:parent-style-name="Standardnípísmoodstavce" style:family="text">
      <style:text-properties fo:font-weight="bold" style:font-weight-asian="bold" style:font-weight-complex="bold" fo:color="#000000"/>
    </style:style>
    <style:style style:name="T22" style:parent-style-name="Standardnípísmoodstavce" style:family="text">
      <style:text-properties fo:font-weight="bold" style:font-weight-asian="bold" style:font-weight-complex="bold" fo:color="#000000"/>
    </style:style>
    <style:style style:name="T23" style:parent-style-name="Standardnípísmoodstavce" style:family="text">
      <style:text-properties fo:font-weight="bold" style:font-weight-asian="bold" style:font-weight-complex="bold" fo:color="#000000"/>
    </style:style>
    <style:style style:name="T24" style:parent-style-name="Standardnípísmoodstavce" style:family="text">
      <style:text-properties fo:font-weight="bold" style:font-weight-asian="bold" style:font-weight-complex="bold" fo:color="#000000"/>
    </style:style>
    <style:style style:name="P25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6" style:parent-style-name="Standardnípísmoodstavce" style:family="text">
      <style:text-properties fo:font-weight="bold" style:font-weight-asian="bold"/>
    </style:style>
    <style:style style:name="P2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8" style:parent-style-name="Standardnípísmoodstavce" style:family="text">
      <style:text-properties fo:font-weight="bold" style:font-weight-asian="bold"/>
    </style:style>
    <style:style style:name="T29" style:parent-style-name="Standardnípísmoodstavce" style:family="text">
      <style:text-properties style:font-weight-complex="bold" fo:color="#000000"/>
    </style:style>
    <style:style style:name="T30" style:parent-style-name="Standardnípísmoodstavce" style:family="text">
      <style:text-properties fo:font-weight="bold" style:font-weight-asian="bold" style:font-weight-complex="bold" fo:color="#000000"/>
    </style:style>
    <style:style style:name="T31" style:parent-style-name="Standardnípísmoodstavce" style:family="text">
      <style:text-properties fo:font-weight="bold" style:font-weight-asian="bold" style:font-weight-complex="bold" fo:color="#000000"/>
    </style:style>
    <style:style style:name="T32" style:parent-style-name="Značkapozn.podčarou" style:family="text">
      <style:text-properties fo:font-weight="normal" style:font-weight-asian="normal" style:font-weight-complex="bold"/>
    </style:style>
    <style:style style:name="T33" style:parent-style-name="Standardnípísmoodstavce" style:family="text">
      <style:text-properties style:font-weight-complex="bold" fo:color="#000000"/>
    </style:style>
    <style:style style:name="T34" style:parent-style-name="Standardnípísmoodstavce" style:family="text">
      <style:text-properties style:font-weight-complex="bold" fo:color="#000000"/>
    </style:style>
    <style:style style:name="T35" style:parent-style-name="Standardnípísmoodstavce" style:family="text">
      <style:text-properties style:font-weight-complex="bold" fo:color="#000000"/>
    </style:style>
    <style:style style:name="T36" style:parent-style-name="Standardnípísmoodstavce" style:family="text">
      <style:text-properties style:font-weight-complex="bold" fo:color="#000000"/>
    </style:style>
    <style:style style:name="P37" style:parent-style-name="Základnítext" style:family="paragraph">
      <style:text-properties style:font-weight-complex="bold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4/2020<text:bookmark-end text:name="Text14"/></text:p>
            <text:p text:style-name="Normální">KVOP-51940/2020<text:bookmark-end text:name="Text2"/></text:p>
            <text:p text:style-name="Normální"><text:bookmark-start text:name="Text6"/>09. 12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ý pan</text:p>
            <text:p text:style-name="Normální">Mgr. P. Č.</text:p>
            <text:p text:style-name="Normální"/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>Vážení,</text:p>
      <text:p text:style-name="Základnítext">dne 4. 12. 2020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Zda aktuálně veřejný ochránce práv šetří<text:s/><text:span text:style-name="T19">postup Městského úřadu v Hlučíně, stavebního úřadu, týkající se územního řízení ve vztahu k pozemkům parc. č.<text:s/></text:span><text:span text:style-name="T20">X</text:span><text:span text:style-name="T21">,<text:s/></text:span><text:span text:style-name="T22">k. ú. V</text:span><text:span text:style-name="T23">.</text:span><text:span text:style-name="T24">,</text:span></text:p>
        </text:list-item>
        <text:list-item>
          <text:p text:style-name="P25">Pokud ano,<text:s/><text:span text:style-name="T26">zda již bylo v této věci vydáno určité stanovisko,</text:span></text:p>
        </text:list-item>
        <text:list-item>
          <text:p text:style-name="P27">Pokud ano,<text:s/><text:span text:style-name="T28">žádáte o zaslání kopie takového stanoviska</text:span>.</text:p>
        </text:list-item>
      </text:list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<text:span text:style-name="T29">Veřejný ochránce práv do dnešního dne<text:s/></text:span><text:span text:style-name="T30">nezahájil šetření v souladu s ustanovením § 14<text:s/></text:span><text:span text:style-name="T31">zákona o veřejném ochránci</text:span><text:span text:style-name="T32"><text:note text:note-class="footnote" text:id="_ftn0"><text:note-citation>1</text:note-citation><text:note-body><text:p text:style-name="Textpozn.podčarou"><text:s/>Zákon č. 349/1999 Sb., o veřejném ochránci práv, ve znění pozdějších předpisů.</text:p></text:note-body></text:note></text:span><text:span text:style-name="T33"><text:s/>práv vůči postupu stavebního úřadu Městského úřadu Hlučín ve věci územního řízení vztahujícího se k vymezeným pozemkům parc. č.<text:s/></text:span><text:span text:style-name="T34">X<text:s/></text:span><text:span text:style-name="T35">v k. ú.<text:s/></text:span><text:span text:style-name="T36">V.</text:span></text:p>
      <text:p text:style-name="Základnítext">K bodům č. 2 a 3</text:p>
      <text:p text:style-name="P37">S ohledem na negativní odpověď v případě prvního bodu, nebylo (resp. logicky nemohlo být) k dalším bodům v souladu s uplatněnou žádostí přikročeno.</text:p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ZB8T*</text:span></text:p>
        <text:p text:style-name="P12"><text:span text:style-name="T13">KVOPX00AZB8T</text:span>KVOPX00AZB8T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1-15T10:13:00Z</meta:creation-date>
    <dc:date>2021-01-15T10:15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85" meta:character-count="1281" meta:row-count="9" meta:non-whitespace-character-count="1098"/>
  </office:meta>
</office:document-meta>
</file>